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image/png" manifest:full-path="Pictures/1000000000000320000002580E1B1ACF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30674EDA.png"/>
  <manifest:file-entry manifest:media-type="image/png" manifest:full-path="Pictures/100000000000032000000258CE27E50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817cm"/>
    </style:style>
    <style:style style:name="pr2" style:family="presentation" style:parent-style-name="Default-subtitle">
      <style:graphic-properties draw:fill-color="#ffffff" draw:auto-grow-height="true" fo:min-height="13.25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3.259cm"/>
    </style:style>
    <style:style style:name="pr6" style:family="presentation" style:parent-style-name="Default-outline1">
      <style:graphic-properties draw:auto-grow-height="true" fo:min-height="13.258cm"/>
    </style:style>
    <style:style style:name="P1" style:family="paragraph">
      <style:text-properties fo:font-size="26.2000007629395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36.575cm" svg:height="3.817cm" svg:x="2.032cm" svg:y="0.911cm" presentation:class="title">
          <draw:text-box>
            <text:p>ERD/ERS</text:p>
          </draw:text-box>
        </draw:frame>
        <draw:frame presentation:style-name="pr2" draw:text-style-name="P1" draw:layer="layout" svg:width="35.762cm" svg:height="13.258cm" svg:x="2.032cm" svg:y="5.349cm" presentation:class="subtitle">
          <draw:text-box>
            <text:p text:style-name="P1">Karol August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36.575cm" svg:height="3.817cm" svg:x="2.032cm" svg:y="0.911cm" presentation:class="title">
          <draw:text-box>
            <text:p>ERD/ERS</text:p>
          </draw:text-box>
        </draw:frame>
        <draw:frame presentation:style-name="pr4" draw:layer="layout" svg:width="35.762cm" svg:height="13.258cm" svg:x="2.032cm" svg:y="5.349cm" presentation:class="outline">
          <draw:text-box>
            <text:list text:style-name="L3">
              <text:list-item>
                <text:p>Zjawisko ERD/ERS</text:p>
              </text:list-item>
              <text:list-item>
                <text:p>ERD/ERS dla bodźca ruchowego</text:p>
                <text:list>
                  <text:list-item>
                    <text:p>Eksperyment</text:p>
                  </text:list-item>
                  <text:list-item>
                    <text:p>Prezentacja wyników</text:p>
                  </text:list-item>
                  <text:list-item>
                    <text:p>Wnioski</text:p>
                  </text:list-item>
                </text:list>
              </text:list-item>
              <text:list-item>
                <text:p>ASSR</text:p>
                <text:list>
                  <text:list-item>
                    <text:p>Eksperyment</text:p>
                  </text:list-item>
                  <text:list-item>
                    <text:p>Prezentacja wyników</text:p>
                  </text:list-item>
                  <text:list-item>
                    <text:p>Wniosk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36.575cm" svg:height="3.817cm" svg:x="2.032cm" svg:y="0.911cm" presentation:class="title">
          <draw:text-box>
            <text:p>Event Related Synchronization</text:p>
          </draw:text-box>
        </draw:frame>
        <draw:frame presentation:style-name="pr5" draw:layer="layout" svg:width="34.109cm" svg:height="13.259cm" svg:x="2.902cm" svg:y="5.987cm" presentation:class="outline" presentation:user-transformed="true">
          <draw:text-box>
            <text:list text:style-name="L3">
              <text:list-header>
                <text:p>Wzrost mocy sygnału EEG w danym paśmie wywołany zsynchronizowaniem się wielu neuronów (10<text:span text:style-name="T1">^6 – 10^8)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36.575cm" svg:height="3.817cm" svg:x="2.032cm" svg:y="0.911cm" presentation:class="title">
          <draw:text-box>
            <text:p>Event Related Desynchronization</text:p>
          </draw:text-box>
        </draw:frame>
        <draw:frame presentation:style-name="pr6" draw:layer="layout" svg:width="35.762cm" svg:height="13.258cm" svg:x="2.032cm" svg:y="5.349cm" presentation:class="outline">
          <draw:text-box>
            <text:list text:style-name="L3">
              <text:list-header>
                <text:p>Spadek mocy EEG w danym paśmie wywołany desynchronizacją neuronów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36.575cm" svg:height="3.817cm" svg:x="2.032cm" svg:y="0.911cm" presentation:class="title">
          <draw:text-box>
            <text:p>Eksperyment 1</text:p>
          </draw:text-box>
        </draw:frame>
        <draw:frame presentation:style-name="pr6" draw:layer="layout" svg:width="35.762cm" svg:height="13.258cm" svg:x="2.032cm" svg:y="5.349cm" presentation:class="outline">
          <draw:text-box>
            <text:list text:style-name="L3">
              <text:list-item>
                <text:p>60 realizacji wciśnięcia guzika w dowolnym momencie po pojawieniu się bodźca</text:p>
              </text:list-item>
              <text:list-item>
                <text:p>Rejestracja w systemie 10-20</text:p>
              </text:list-item>
              <text:list-item>
                <text:p>Oczekiwane zmiany w paśmie beta oraz mu przed oraz po wciśnięciu guzik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36.575cm" svg:height="3.817cm" svg:x="2.032cm" svg:y="0.911cm" presentation:class="title">
          <draw:text-box>
            <text:p>Eksperyment 2</text:p>
          </draw:text-box>
        </draw:frame>
        <draw:frame presentation:style-name="pr6" draw:layer="layout" svg:width="35.762cm" svg:height="13.258cm" svg:x="2.032cm" svg:y="5.349cm" presentation:class="outline">
          <draw:text-box>
            <text:list text:style-name="L3">
              <text:list-item>
                <text:p>40 powtórzeń stymulacji dźwiękiem o częstotliwości: fala nośna 400Hz, modulacja 40Hz.</text:p>
              </text:list-item>
              <text:list-item>
                <text:p>Oczekiwany wzrost aktywności kory słuchowej w częstotliwości 40Hz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36.575cm" svg:height="3.817cm" svg:x="2.032cm" svg:y="0.911cm" presentation:class="title">
          <draw:text-box>
            <text:p>Wnioski</text:p>
          </draw:text-box>
        </draw:frame>
        <draw:frame presentation:style-name="pr6" draw:layer="layout" svg:width="35.762cm" svg:height="13.258cm" svg:x="2.032cm" svg:y="5.349cm" presentation:class="outline">
          <draw:text-box>
            <text:list text:style-name="L3">
              <text:list-item>
                <text:p>Wzrost mocy w paśmie mu przed wykonaniem ruchu.</text:p>
              </text:list-item>
              <text:list-item>
                <text:p>Spadek mocy w paśmie beta przed wykonaniem ruchu</text:p>
              </text:list-item>
              <text:list-item>
                <text:p>Wyraźne umiejscowienie źródła sygnału w okolicy kory ruchowej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36.575cm" svg:height="3.817cm" svg:x="2.032cm" svg:y="0.911cm" presentation:class="title">
          <draw:text-box>
            <text:p>Wnioski</text:p>
          </draw:text-box>
        </draw:frame>
        <draw:frame presentation:style-name="pr6" draw:layer="layout" svg:width="35.762cm" svg:height="13.258cm" svg:x="2.032cm" svg:y="5.349cm" presentation:class="outline">
          <draw:text-box>
            <text:list text:style-name="L3">
              <text:list-item>
                <text:p>Brak wyraźnego maksimum w analizie FFT w częstotliwości 40Hz.</text:p>
              </text:list-item>
              <text:list-item>
                <text:p>Wyraźny wzrost mocy sygnału w paśmie 40Hz w czasie stymulacji.</text:p>
              </text:list-item>
              <text:list-item>
                <text:p>Szybka habituacja i spadek uwagi badaneg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36.575cm" svg:height="3.817cm" svg:x="2.032cm" svg:y="0.911cm" presentation:class="title">
          <draw:text-box>
            <text:p>Wnioski</text:p>
          </draw:text-box>
        </draw:frame>
        <draw:frame presentation:style-name="pr6" draw:layer="layout" svg:width="35.762cm" svg:height="13.258cm" svg:x="2.032cm" svg:y="5.349cm" presentation:class="outline">
          <draw:text-box>
            <text:list text:style-name="L3">
              <text:list-item>
                <text:p>Zjawisko ERD/ERS istnieje.</text:p>
              </text:list-item>
              <text:list-item>
                <text:p>Pacjenci generują wyraźną oczekiwaną odpowiedź w sygnale EE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fo:font-family="'Liberation Sans'" style:font-family-generic="roman" style:font-pitch="variable" fo:font-size="34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7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5.762cm" svg:height="13.258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ol Augustin</meta:initial-creator>
    <meta:creation-date>2012-06-04T00:10:29</meta:creation-date>
    <dc:date>2012-06-04T01:00:28</dc:date>
    <dc:creator>Karol Augustin</dc:creator>
    <meta:editing-duration>PT4M28S</meta:editing-duration>
    <meta:editing-cycles>1</meta:editing-cycles>
    <meta:document-statistic meta:object-count="57"/>
    <meta:generator>LibreOffice/3.5$Linux_X86_64 LibreOffice_project/350m1$Build-2</meta:generator>
  </office:meta>
</office:document-meta>
</file>